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Eurostile" svg:font-family="Eurostile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b8ff" draw:textarea-horizontal-align="justify" draw:textarea-vertical-align="middle" draw:auto-grow-height="false" fo:min-height="3.25cm" fo:min-width="4.5cm"/>
    </style:style>
    <style:style style:name="gr2" style:family="graphic" style:parent-style-name="standard">
      <style:graphic-properties draw:fill-color="#3d4f99" draw:textarea-horizontal-align="justify" draw:textarea-vertical-align="middle" draw:auto-grow-height="false" fo:min-height="3.25cm" fo:min-width="4.5cm"/>
    </style:style>
    <style:style style:name="gr3" style:family="graphic" style:parent-style-name="objectwithoutfill">
      <style:graphic-properties svg:stroke-color="#666666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7.5cm"/>
    </style:style>
    <style:style style:name="gr6" style:family="graphic" style:parent-style-name="standard">
      <style:graphic-properties draw:fill-color="#3d4f99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fill-color="#00b8ff" draw:textarea-horizontal-align="justify" draw:textarea-vertical-align="middle" draw:auto-grow-height="false" fo:min-height="0.25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style:font-name="Eurostile" fo:font-size="13pt" style:font-size-asian="13pt" style:font-size-complex="13pt"/>
    </style:style>
    <style:style style:name="P4" style:family="paragraph">
      <style:paragraph-properties fo:text-align="center"/>
      <style:text-properties fo:color="#cccccc" fo:font-size="13pt" style:font-size-asian="13pt" style:font-size-complex="13pt"/>
    </style:style>
    <style:style style:name="P5" style:family="paragraph">
      <style:paragraph-properties fo:text-align="center"/>
      <style:text-properties fo:color="#cccccc" style:font-name="Eurostile"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text-properties style:font-name="Eurostile" fo:font-size="28pt" style:font-size-asian="28pt" style:font-size-complex="28pt"/>
    </style:style>
    <style:style style:name="P8" style:family="paragraph">
      <style:paragraph-properties fo:text-align="center"/>
      <style:text-properties fo:color="#666666"/>
    </style:style>
    <style:style style:name="P9" style:family="paragraph">
      <style:paragraph-properties fo:text-align="center"/>
      <style:text-properties fo:color="#666666" style:font-name="Eurostile"/>
    </style:style>
    <style:style style:name="P10" style:family="paragraph">
      <style:text-properties style:font-name="Eurostile" fo:font-size="11pt" style:font-size-asian="11pt" style:font-size-complex="11pt"/>
    </style:style>
    <style:style style:name="T1" style:family="text">
      <style:text-properties style:font-name="Eurostile" fo:font-size="13pt" style:font-size-asian="13pt" style:font-size-complex="13pt"/>
    </style:style>
    <style:style style:name="T2" style:family="text">
      <style:text-properties fo:color="#cccccc" style:font-name="Eurostile" fo:font-size="13pt" style:font-size-asian="13pt" style:font-size-complex="13pt"/>
    </style:style>
    <style:style style:name="T3" style:family="text">
      <style:text-properties fo:color="#222d5a" style:font-name="Eurostile" fo:font-size="28pt" style:font-size-asian="28pt" style:font-size-complex="28pt"/>
    </style:style>
    <style:style style:name="T4" style:family="text">
      <style:text-properties fo:color="#00b8ff" style:font-name="Eurostile" fo:font-size="28pt" style:font-size-asian="28pt" style:font-size-complex="28pt"/>
    </style:style>
    <style:style style:name="T5" style:family="text">
      <style:text-properties fo:color="#666666" style:font-name="Eurostile"/>
    </style:style>
    <style:style style:name="T6" style:family="text">
      <style:text-properties style:font-name="Eurosti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" draw:id="id1" draw:layer="layout" svg:width="5cm" svg:height="3.5cm" svg:x="2.1cm" svg:y="1.1cm">
          <text:p text:style-name="P1"><text:span text:style-name="T1">Define ranges of use</text:span></text:p>
          <text:p text:style-name="P1"><text:span text:style-name="T1"/></text:p>
          <text:p text:style-name="P2"><text:span text:style-name="T1">- angles of attack</text:span></text:p>
          <text:p text:style-name="P2"><text:span text:style-name="T1">- Reynolds numbers</text:span></text:p>
          <text:p text:style-name="P2"><text:span text:style-name="T1">- ncrit(s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5cm" svg:height="3.5cm" svg:x="6.7cm" svg:y="5.7cm">
          <text:p text:style-name="P1"><text:span text:style-name="T1">Evaluate foils in databse</text:span></text:p>
          <text:p text:style-name="P1"><text:span text:style-name="T1">with scor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cm" svg:height="3.5cm" svg:x="10.4cm" svg:y="1.1cm">
          <text:p text:style-name="P1"><text:span text:style-name="T1">Define scoring</text:span></text:p>
          <text:p text:style-name="P1"><text:span text:style-name="T1">of characteristics</text:span></text:p>
          <text:p text:style-name="P1"><text:span text:style-name="T1">for application</text:span></text:p>
          <text:p text:style-name="P1"><text:span text:style-name="T1"/></text:p>
          <text:p text:style-name="P2"><text:span text:style-name="T1">- weights</text:span></text:p>
          <text:p text:style-name="P2"><text:span text:style-name="T1">- sca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5cm" svg:height="3.5cm" svg:x="6.7cm" svg:y="10.6cm">
          <text:p text:style-name="P4"><text:span text:style-name="T2">Define a parametric foil</text:span></text:p>
          <text:p text:style-name="P4"><text:span text:style-name="T2">from the best foils</text:span></text:p>
          <text:p text:style-name="P4"><text:span text:style-name="T2">of evaluation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cm" svg:height="3.5cm" svg:x="9.7cm" svg:y="16.4cm">
          <text:p text:style-name="P1"><text:span text:style-name="T2">Run the optimizati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5cm" svg:height="3.5cm" svg:x="20.6cm" svg:y="14.1cm">
          <text:p text:style-name="P4"><text:span text:style-name="T2">Compare results with</text:span></text:p>
          <text:p text:style-name="P4"><text:span text:style-name="T2">best foils</text:span></text:p>
          <text:p text:style-name="P4"><text:span text:style-name="T2">from databas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4.6cm" svg:y1="4.6cm" svg:x2="9.2cm" svg:y2="5.7cm" draw:start-shape="id1" draw:start-glue-point="2" draw:end-shape="id2" svg:d="M4600 4600c0 825 4600 275 4600 1100" svg:viewBox="0 0 4601 1101">
          <text:p/>
        </draw:connector>
        <draw:connector draw:style-name="gr3" draw:text-style-name="P6" draw:layer="layout" draw:type="curve" svg:x1="12.9cm" svg:y1="4.6cm" svg:x2="9.2cm" svg:y2="5.7cm" draw:start-shape="id3" draw:start-glue-point="2" draw:end-shape="id2" draw:end-glue-point="0" svg:d="M12900 4600c0 825-3700 275-3700 1100" svg:viewBox="0 0 3701 1101">
          <text:p/>
        </draw:connector>
        <draw:connector draw:style-name="gr3" draw:text-style-name="P6" draw:layer="layout" draw:type="curve" svg:x1="9.2cm" svg:y1="9.2cm" svg:x2="9.2cm" svg:y2="10.6cm" draw:start-shape="id2" draw:start-glue-point="2" draw:end-shape="id4" draw:end-glue-point="0" svg:d="M9200 9200v1400" svg:viewBox="0 0 1 1401">
          <text:p/>
        </draw:connector>
        <draw:custom-shape draw:style-name="gr2" draw:text-style-name="P5" xml:id="id6" draw:id="id6" draw:layer="layout" svg:width="5cm" svg:height="3.5cm" svg:x="12.7cm" svg:y="10.6cm">
          <text:p text:style-name="P4"><text:span text:style-name="T2">Define optimization</text:span></text:p>
          <text:p text:style-name="P4"><text:span text:style-name="T2">algorithm and settings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9.2cm" svg:y1="14.1cm" svg:x2="12.2cm" svg:y2="16.4cm" draw:start-shape="id4" draw:start-glue-point="2" draw:end-shape="id5" draw:end-glue-point="0" svg:d="M9200 14100c0 1725 3000 575 3000 2300" svg:viewBox="0 0 3001 2301">
          <text:p/>
        </draw:connector>
        <draw:connector draw:style-name="gr3" draw:text-style-name="P6" draw:layer="layout" draw:type="curve" svg:x1="15.2cm" svg:y1="14.1cm" svg:x2="12.2cm" svg:y2="16.4cm" draw:start-shape="id6" draw:start-glue-point="2" draw:end-shape="id5" draw:end-glue-point="0" svg:d="M15200 14100c0 1725-3000 575-3000 2300" svg:viewBox="0 0 3001 2301">
          <text:p/>
        </draw:connector>
        <draw:connector draw:style-name="gr3" draw:text-style-name="P6" draw:layer="layout" draw:type="curve" svg:x1="14.7cm" svg:y1="18.15cm" svg:x2="23.1cm" svg:y2="17.6cm" draw:start-shape="id5" draw:start-glue-point="1" draw:end-shape="id7" draw:end-glue-point="2" svg:d="M14700 18150c5600 0 8400-183 8400-550" svg:viewBox="0 0 8401 551">
          <text:p/>
        </draw:connector>
        <draw:connector draw:style-name="gr3" draw:text-style-name="P6" draw:layer="layout" draw:type="curve" svg:x1="23.1cm" svg:y1="14.1cm" svg:x2="17.7cm" svg:y2="12.35cm" draw:start-shape="id7" draw:start-glue-point="0" draw:end-shape="id6" draw:end-glue-point="1" svg:d="M23100 14100c0-1167-1800-1750-5400-1750" svg:viewBox="0 0 5401 1751">
          <text:p/>
        </draw:connector>
        <draw:custom-shape draw:style-name="gr1" draw:text-style-name="P3" xml:id="id8" draw:id="id8" draw:layer="layout" svg:width="5cm" svg:height="3.5cm" svg:x="12.7cm" svg:y="5.7cm">
          <text:p text:style-name="P1"><text:span text:style-name="T1">Graph</text:span></text:p>
          <text:p text:style-name="P1"><text:span text:style-name="T1">characteristics / score</text:span></text:p>
          <text:p text:style-name="P1"><text:span text:style-name="T1">vs</text:span></text:p>
          <text:p text:style-name="P1"><text:span text:style-name="T1">geometry</text:span></text:p>
          <text:p text:style-name="P1"><text:span text:style-name="T1">(thickness,</text:span></text:p>
          <text:p text:style-name="P1"><text:span text:style-name="T1">max thickness ...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11.7cm" svg:y1="7.45cm" svg:x2="12.7cm" svg:y2="7.45cm" draw:start-shape="id2" draw:start-glue-point="1" draw:end-shape="id8" draw:end-glue-point="3" svg:d="M11700 7450h1000" svg:viewBox="0 0 1001 1">
          <text:p/>
        </draw:connector>
        <draw:frame draw:style-name="gr4" draw:text-style-name="P7" draw:layer="layout" svg:width="5.709cm" svg:height="1.314cm" svg:x="22cm" svg:y="19.4cm">
          <draw:text-box>
            <text:p><text:span text:style-name="T3">florent</text:span><text:span text:style-name="T4">sailing</text:span></text:p>
          </draw:text-box>
        </draw:frame>
        <draw:custom-shape draw:style-name="gr5" draw:text-style-name="P9" draw:layer="layout" svg:width="8cm" svg:height="3cm" svg:x="19.3cm" svg:y="0.7cm">
          <text:p text:style-name="P8"><text:span text:style-name="T5">Finding the best 2D</text:span></text:p>
          <text:p text:style-name="P8"><text:span text:style-name="T5">foil section</text:span></text:p>
          <text:p text:style-name="P8"><text:span text:style-name="T5"/></text:p>
          <text:p text:style-name="P8"><text:span text:style-name="T5">Proces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5cm" svg:x="21.7cm" svg:y="5.183cm"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21.7cm" svg:y="4.3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119cm" svg:height="0.67cm" svg:x="22.7cm" svg:y="4.3cm">
          <draw:text-box>
            <text:p><text:span text:style-name="T6">Evaluation</text:span></text:p>
          </draw:text-box>
        </draw:frame>
        <draw:frame draw:style-name="gr4" draw:text-style-name="P10" draw:layer="layout" svg:width="2.483cm" svg:height="0.67cm" svg:x="22.701cm" svg:y="5.2cm">
          <draw:text-box>
            <text:p><text:span text:style-name="T6">Optimizatio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Eurostile" svg:font-family="Eurostile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7M1S</meta:editing-duration>
    <meta:editing-cycles>3</meta:editing-cycles>
    <meta:generator>LibreOffice/4.3.5.2$Windows_x86 LibreOffice_project/3a87456aaa6a95c63eea1c1b3201acedf0751bd5</meta:generator>
    <dc:date>2016-08-18T13:13:19.386000000</dc:date>
    <meta:document-statistic meta:object-count="45"/>
  </office:meta>
</office:document-meta>
</file>